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c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8972" calcext:value-type="float">
            <text:p>388972</text:p>
          </table:table-cell>
          <table:table-cell office:value-type="float" office:value="389571" calcext:value-type="float">
            <text:p>389571</text:p>
          </table:table-cell>
          <table:table-cell office:value-type="float" office:value="387774" calcext:value-type="float">
            <text:p>387774</text:p>
          </table:table-cell>
          <table:table-cell/>
          <table:table-cell table:formula="of:=SUM([.D1:.G1])" office:value-type="float" office:value="1166317" calcext:value-type="float">
            <text:p>1166317</text:p>
          </table:table-cell>
          <table:table-cell table:formula="of:=COUNTIF([.D1:.G1];&quot;&gt;&quot;&amp;0)*[.C1]" office:value-type="float" office:value="300" calcext:value-type="float">
            <text:p>300</text:p>
          </table:table-cell>
          <table:table-cell table:formula="of:=[.H1]/[.I1]-[.$B$38]" office:value-type="float" office:value="3877.72333333333" calcext:value-type="float">
            <text:p>3877.7233333333</text:p>
          </table:table-cell>
          <table:table-cell table:formula="of:=[.J1]*(SQRT(1/[.H1]))" office:value-type="float" office:value="3.59061232258431" calcext:value-type="float">
            <text:p>3.5906123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1]*[.B1]" office:value-type="float" office:value="0" calcext:value-type="float">
            <text:p>0</text:p>
          </table:table-cell>
          <table:table-cell table:formula="of:=[.M1]*[.B1]" office:value-type="float" office:value="0" calcext:value-type="float">
            <text:p>0</text:p>
          </table:table-cell>
          <table:table-cell table:formula="of:=LOG([.J1];EXP(1))" office:value-type="float" office:value="8.26300349064112" calcext:value-type="float">
            <text:p>8.2630034906</text:p>
          </table:table-cell>
          <table:table-cell table:formula="of:=[.K1]/[.J1]" office:value-type="float" office:value="0.000925958871722234" calcext:value-type="float">
            <text:p>0.000925958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2994" calcext:value-type="float">
            <text:p>212994</text:p>
          </table:table-cell>
          <table:table-cell office:value-type="float" office:value="214045" calcext:value-type="float">
            <text:p>214045</text:p>
          </table:table-cell>
          <table:table-cell table:number-columns-repeated="2"/>
          <table:table-cell table:formula="of:=SUM([.D2:.G2])" office:value-type="float" office:value="427039" calcext:value-type="float">
            <text:p>427039</text:p>
          </table:table-cell>
          <table:table-cell table:formula="of:=COUNTIF([.D2:.G2];&quot;&gt;&quot;&amp;0)*[.C2]" office:value-type="float" office:value="200" calcext:value-type="float">
            <text:p>200</text:p>
          </table:table-cell>
          <table:table-cell table:formula="of:=[.H2]/[.I2]-[.$B$38]" office:value-type="float" office:value="2125.195" calcext:value-type="float">
            <text:p>2125.195</text:p>
          </table:table-cell>
          <table:table-cell table:formula="of:=[.J2]*(SQRT(1/[.H2]))" office:value-type="float" office:value="3.25210841926427" calcext:value-type="float">
            <text:p>3.2521084193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2]*[.B2]" office:value-type="float" office:value="19.9" calcext:value-type="float">
            <text:p>19.9</text:p>
          </table:table-cell>
          <table:table-cell table:formula="of:=[.M2]*[.B2]" office:value-type="float" office:value="0.1" calcext:value-type="float">
            <text:p>0.1</text:p>
          </table:table-cell>
          <table:table-cell table:formula="of:=LOG([.J2];EXP(1))" office:value-type="float" office:value="7.66161884185428" calcext:value-type="float">
            <text:p>7.6616188419</text:p>
          </table:table-cell>
          <table:table-cell table:formula="of:=[.K2]/[.J2]" office:value-type="float" office:value="0.00153026353782324" calcext:value-type="float">
            <text:p>0.001530263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2366" calcext:value-type="float">
            <text:p>122366</text:p>
          </table:table-cell>
          <table:table-cell table:number-columns-repeated="2"/>
          <table:table-cell table:formula="of:=SUM([.D3:.G3])" office:value-type="float" office:value="243150" calcext:value-type="float">
            <text:p>243150</text:p>
          </table:table-cell>
          <table:table-cell table:formula="of:=COUNTIF([.D3:.G3];&quot;&gt;&quot;&amp;0)*[.C3]" office:value-type="float" office:value="200" calcext:value-type="float">
            <text:p>200</text:p>
          </table:table-cell>
          <table:table-cell table:formula="of:=[.H3]/[.I3]-[.$B$38]" office:value-type="float" office:value="1205.75" calcext:value-type="float">
            <text:p>1205.75</text:p>
          </table:table-cell>
          <table:table-cell table:formula="of:=[.J3]*(SQRT(1/[.H3]))" office:value-type="float" office:value="2.4452323547598" calcext:value-type="float">
            <text:p>2.4452323548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3]*[.B3]" office:value-type="float" office:value="39.8" calcext:value-type="float">
            <text:p>39.8</text:p>
          </table:table-cell>
          <table:table-cell table:formula="of:=[.M3]*[.B3]" office:value-type="float" office:value="0.2" calcext:value-type="float">
            <text:p>0.2</text:p>
          </table:table-cell>
          <table:table-cell table:formula="of:=LOG([.J3];EXP(1))" office:value-type="float" office:value="7.09485705894908" calcext:value-type="float">
            <text:p>7.0948570589</text:p>
          </table:table-cell>
          <table:table-cell table:formula="of:=[.K3]/[.J3]" office:value-type="float" office:value="0.00202797624280307" calcext:value-type="float">
            <text:p>0.002027976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0821" calcext:value-type="float">
            <text:p>70821</text:p>
          </table:table-cell>
          <table:table-cell office:value-type="float" office:value="72614" calcext:value-type="float">
            <text:p>72614</text:p>
          </table:table-cell>
          <table:table-cell table:number-columns-repeated="2"/>
          <table:table-cell table:formula="of:=SUM([.D4:.G4])" office:value-type="float" office:value="143435" calcext:value-type="float">
            <text:p>143435</text:p>
          </table:table-cell>
          <table:table-cell table:formula="of:=COUNTIF([.D4:.G4];&quot;&gt;&quot;&amp;0)*[.C4]" office:value-type="float" office:value="200" calcext:value-type="float">
            <text:p>200</text:p>
          </table:table-cell>
          <table:table-cell table:formula="of:=[.H4]/[.I4]-[.$B$38]" office:value-type="float" office:value="707.175" calcext:value-type="float">
            <text:p>707.175</text:p>
          </table:table-cell>
          <table:table-cell table:formula="of:=[.J4]*(SQRT(1/[.H4]))" office:value-type="float" office:value="1.8672365088299" calcext:value-type="float">
            <text:p>1.8672365088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4]*[.B4]" office:value-type="float" office:value="59.7" calcext:value-type="float">
            <text:p>59.7</text:p>
          </table:table-cell>
          <table:table-cell table:formula="of:=[.M4]*[.B4]" office:value-type="float" office:value="0.3" calcext:value-type="float">
            <text:p>0.3</text:p>
          </table:table-cell>
          <table:table-cell table:formula="of:=LOG([.J4];EXP(1))" office:value-type="float" office:value="6.56127816001985" calcext:value-type="float">
            <text:p>6.56127816</text:p>
          </table:table-cell>
          <table:table-cell table:formula="of:=[.K4]/[.J4]" office:value-type="float" office:value="0.00264041645820327" calcext:value-type="float">
            <text:p>0.002640416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511" calcext:value-type="float">
            <text:p>44511</text:p>
          </table:table-cell>
          <table:table-cell office:value-type="float" office:value="43224" calcext:value-type="float">
            <text:p>43224</text:p>
          </table:table-cell>
          <table:table-cell office:value-type="float" office:value="43526" calcext:value-type="float">
            <text:p>43526</text:p>
          </table:table-cell>
          <table:table-cell/>
          <table:table-cell table:formula="of:=SUM([.D5:.G5])" office:value-type="float" office:value="131261" calcext:value-type="float">
            <text:p>131261</text:p>
          </table:table-cell>
          <table:table-cell table:formula="of:=COUNTIF([.D5:.G5];&quot;&gt;&quot;&amp;0)*[.C5]" office:value-type="float" office:value="300" calcext:value-type="float">
            <text:p>300</text:p>
          </table:table-cell>
          <table:table-cell table:formula="of:=[.H5]/[.I5]-[.$B$38]" office:value-type="float" office:value="427.536666666667" calcext:value-type="float">
            <text:p>427.5366666667</text:p>
          </table:table-cell>
          <table:table-cell table:formula="of:=[.J5]*(SQRT(1/[.H5]))" office:value-type="float" office:value="1.18006386683148" calcext:value-type="float">
            <text:p>1.1800638668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5]*[.B5]" office:value-type="float" office:value="79.6" calcext:value-type="float">
            <text:p>79.6</text:p>
          </table:table-cell>
          <table:table-cell table:formula="of:=[.M5]*[.B5]" office:value-type="float" office:value="0.4" calcext:value-type="float">
            <text:p>0.4</text:p>
          </table:table-cell>
          <table:table-cell table:formula="of:=LOG([.J5];EXP(1))" office:value-type="float" office:value="6.05804005467929" calcext:value-type="float">
            <text:p>6.0580400547</text:p>
          </table:table-cell>
          <table:table-cell table:formula="of:=[.K5]/[.J5]" office:value-type="float" office:value="0.00276014657650763" calcext:value-type="float">
            <text:p>0.002760146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7283" calcext:value-type="float">
            <text:p>27283</text:p>
          </table:table-cell>
          <table:table-cell office:value-type="float" office:value="27503" calcext:value-type="float">
            <text:p>27503</text:p>
          </table:table-cell>
          <table:table-cell office:value-type="float" office:value="28205" calcext:value-type="float">
            <text:p>28205</text:p>
          </table:table-cell>
          <table:table-cell office:value-type="float" office:value="28084" calcext:value-type="float">
            <text:p>28084</text:p>
          </table:table-cell>
          <table:table-cell table:formula="of:=SUM([.D6:.G6])" office:value-type="float" office:value="111075" calcext:value-type="float">
            <text:p>111075</text:p>
          </table:table-cell>
          <table:table-cell table:formula="of:=COUNTIF([.D6:.G6];&quot;&gt;&quot;&amp;0)*[.C6]" office:value-type="float" office:value="400" calcext:value-type="float">
            <text:p>400</text:p>
          </table:table-cell>
          <table:table-cell table:formula="of:=[.H6]/[.I6]-[.$B$38]" office:value-type="float" office:value="267.6875" calcext:value-type="float">
            <text:p>267.6875</text:p>
          </table:table-cell>
          <table:table-cell table:formula="of:=[.J6]*(SQRT(1/[.H6]))" office:value-type="float" office:value="0.803193029473671" calcext:value-type="float">
            <text:p>0.8031930295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6]*[.B6]" office:value-type="float" office:value="99.5" calcext:value-type="float">
            <text:p>99.5</text:p>
          </table:table-cell>
          <table:table-cell table:formula="of:=[.M6]*[.B6]" office:value-type="float" office:value="0.5" calcext:value-type="float">
            <text:p>0.5</text:p>
          </table:table-cell>
          <table:table-cell table:formula="of:=LOG([.J6];EXP(1))" office:value-type="float" office:value="5.58982025537559" calcext:value-type="float">
            <text:p>5.5898202554</text:p>
          </table:table-cell>
          <table:table-cell table:formula="of:=[.K6]/[.J6]" office:value-type="float" office:value="0.00300048761886032" calcext:value-type="float">
            <text:p>0.0030004876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95791" calcext:value-type="float">
            <text:p>195791</text:p>
          </table:table-cell>
          <table:table-cell table:number-columns-repeated="3"/>
          <table:table-cell table:formula="of:=SUM([.D7:.G7])" office:value-type="float" office:value="195791" calcext:value-type="float">
            <text:p>195791</text:p>
          </table:table-cell>
          <table:table-cell table:formula="of:=COUNTIF([.D7:.G7];&quot;&gt;&quot;&amp;0)*[.C7]" office:value-type="float" office:value="100" calcext:value-type="float">
            <text:p>100</text:p>
          </table:table-cell>
          <table:table-cell table:formula="of:=[.H7]/[.I7]-[.$B$38]" office:value-type="float" office:value="1947.91" calcext:value-type="float">
            <text:p>1947.91</text:p>
          </table:table-cell>
          <table:table-cell table:formula="of:=[.J7]*(SQRT(1/[.H7]))" office:value-type="float" office:value="4.40222793011749" calcext:value-type="float">
            <text:p>4.4022279301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7]*[.B7]" office:value-type="float" office:value="10.1" calcext:value-type="float">
            <text:p>10.1</text:p>
          </table:table-cell>
          <table:table-cell table:formula="of:=[.M7]*[.B7]" office:value-type="float" office:value="0.1" calcext:value-type="float">
            <text:p>0.1</text:p>
          </table:table-cell>
          <table:table-cell table:formula="of:=LOG([.J7];EXP(1))" office:value-type="float" office:value="7.57451228190314" calcext:value-type="float">
            <text:p>7.5745122819</text:p>
          </table:table-cell>
          <table:table-cell table:formula="of:=[.K7]/[.J7]" office:value-type="float" office:value="0.00225997501430635" calcext:value-type="float">
            <text:p>0.00225997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8593" calcext:value-type="float">
            <text:p>88593</text:p>
          </table:table-cell>
          <table:table-cell office:value-type="float" office:value="87446" calcext:value-type="float">
            <text:p>87446</text:p>
          </table:table-cell>
          <table:table-cell table:number-columns-repeated="2"/>
          <table:table-cell table:formula="of:=SUM([.D8:.G8])" office:value-type="float" office:value="176039" calcext:value-type="float">
            <text:p>176039</text:p>
          </table:table-cell>
          <table:table-cell table:formula="of:=COUNTIF([.D8:.G8];&quot;&gt;&quot;&amp;0)*[.C8]" office:value-type="float" office:value="200" calcext:value-type="float">
            <text:p>200</text:p>
          </table:table-cell>
          <table:table-cell table:formula="of:=[.H8]/[.I8]-[.$B$38]" office:value-type="float" office:value="870.195" calcext:value-type="float">
            <text:p>870.195</text:p>
          </table:table-cell>
          <table:table-cell table:formula="of:=[.J8]*(SQRT(1/[.H8]))" office:value-type="float" office:value="2.07401616578612" calcext:value-type="float">
            <text:p>2.0740161658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8]*[.B8]" office:value-type="float" office:value="20.2" calcext:value-type="float">
            <text:p>20.2</text:p>
          </table:table-cell>
          <table:table-cell table:formula="of:=[.M8]*[.B8]" office:value-type="float" office:value="0.2" calcext:value-type="float">
            <text:p>0.2</text:p>
          </table:table-cell>
          <table:table-cell table:formula="of:=LOG([.J8];EXP(1))" office:value-type="float" office:value="6.76871732446451" calcext:value-type="float">
            <text:p>6.7687173245</text:p>
          </table:table-cell>
          <table:table-cell table:formula="of:=[.K8]/[.J8]" office:value-type="float" office:value="0.0023833924186948" calcext:value-type="float">
            <text:p>0.0023833924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1674" calcext:value-type="float">
            <text:p>41674</text:p>
          </table:table-cell>
          <table:table-cell office:value-type="float" office:value="42801" calcext:value-type="float">
            <text:p>42801</text:p>
          </table:table-cell>
          <table:table-cell office:value-type="float" office:value="43174" calcext:value-type="float">
            <text:p>43174</text:p>
          </table:table-cell>
          <table:table-cell/>
          <table:table-cell table:formula="of:=SUM([.D9:.G9])" office:value-type="float" office:value="127649" calcext:value-type="float">
            <text:p>127649</text:p>
          </table:table-cell>
          <table:table-cell table:formula="of:=COUNTIF([.D9:.G9];&quot;&gt;&quot;&amp;0)*[.C9]" office:value-type="float" office:value="300" calcext:value-type="float">
            <text:p>300</text:p>
          </table:table-cell>
          <table:table-cell table:formula="of:=[.H9]/[.I9]-[.$B$38]" office:value-type="float" office:value="415.496666666667" calcext:value-type="float">
            <text:p>415.4966666667</text:p>
          </table:table-cell>
          <table:table-cell table:formula="of:=[.J9]*(SQRT(1/[.H9]))" office:value-type="float" office:value="1.16294408884536" calcext:value-type="float">
            <text:p>1.1629440888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9]*[.B9]" office:value-type="float" office:value="30.3" calcext:value-type="float">
            <text:p>30.3</text:p>
          </table:table-cell>
          <table:table-cell table:formula="of:=[.M9]*[.B9]" office:value-type="float" office:value="0.3" calcext:value-type="float">
            <text:p>0.3</text:p>
          </table:table-cell>
          <table:table-cell table:formula="of:=LOG([.J9];EXP(1))" office:value-type="float" office:value="6.02947459180043" calcext:value-type="float">
            <text:p>6.0294745918</text:p>
          </table:table-cell>
          <table:table-cell table:formula="of:=[.K9]/[.J9]" office:value-type="float" office:value="0.00279892519517693" calcext:value-type="float">
            <text:p>0.00279892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7500" calcext:value-type="float">
            <text:p>427500</text:p>
          </table:table-cell>
          <table:table-cell table:number-columns-repeated="3"/>
          <table:table-cell table:formula="of:=SUM([.D10:.G10])" office:value-type="float" office:value="427500" calcext:value-type="float">
            <text:p>427500</text:p>
          </table:table-cell>
          <table:table-cell table:formula="of:=COUNTIF([.D10:.G10];&quot;&gt;&quot;&amp;0)*[.C10]" office:value-type="float" office:value="100" calcext:value-type="float">
            <text:p>100</text:p>
          </table:table-cell>
          <table:table-cell table:formula="of:=[.H10]/[.I10]-[.$B$38]" office:value-type="float" office:value="4265" calcext:value-type="float">
            <text:p>4265</text:p>
          </table:table-cell>
          <table:table-cell table:formula="of:=[.J10]*(SQRT(1/[.H10]))" office:value-type="float" office:value="6.52305403305297" calcext:value-type="float">
            <text:p>6.5230540331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0]*[.B10]" office:value-type="float" office:value="19.9" calcext:value-type="float">
            <text:p>19.9</text:p>
          </table:table-cell>
          <table:table-cell table:formula="of:=[.M10]*[.B10]" office:value-type="float" office:value="0.1" calcext:value-type="float">
            <text:p>0.1</text:p>
          </table:table-cell>
          <table:table-cell table:formula="of:=LOG([.J10];EXP(1))" office:value-type="float" office:value="8.35819745992578" calcext:value-type="float">
            <text:p>8.3581974599</text:p>
          </table:table-cell>
          <table:table-cell table:formula="of:=[.K10]/[.J10]" office:value-type="float" office:value="0.00152943822580374" calcext:value-type="float">
            <text:p>0.00152943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0670" calcext:value-type="float">
            <text:p>400670</text:p>
          </table:table-cell>
          <table:table-cell table:number-columns-repeated="3"/>
          <table:table-cell table:formula="of:=SUM([.D11:.G11])" office:value-type="float" office:value="400670" calcext:value-type="float">
            <text:p>400670</text:p>
          </table:table-cell>
          <table:table-cell table:formula="of:=COUNTIF([.D11:.G11];&quot;&gt;&quot;&amp;0)*[.C11]" office:value-type="float" office:value="100" calcext:value-type="float">
            <text:p>100</text:p>
          </table:table-cell>
          <table:table-cell table:formula="of:=[.H11]/[.I11]-[.$B$38]" office:value-type="float" office:value="3996.7" calcext:value-type="float">
            <text:p>3996.7</text:p>
          </table:table-cell>
          <table:table-cell table:formula="of:=[.J11]*(SQRT(1/[.H11]))" office:value-type="float" office:value="6.31405175635663" calcext:value-type="float">
            <text:p>6.3140517564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1]*[.B11]" office:value-type="float" office:value="39.8" calcext:value-type="float">
            <text:p>39.8</text:p>
          </table:table-cell>
          <table:table-cell table:formula="of:=[.M11]*[.B11]" office:value-type="float" office:value="0.2" calcext:value-type="float">
            <text:p>0.2</text:p>
          </table:table-cell>
          <table:table-cell table:formula="of:=LOG([.J11];EXP(1))" office:value-type="float" office:value="8.29322429960224" calcext:value-type="float">
            <text:p>8.2932242996</text:p>
          </table:table-cell>
          <table:table-cell table:formula="of:=[.K11]/[.J11]" office:value-type="float" office:value="0.00157981628752637" calcext:value-type="float">
            <text:p>0.001579816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81974" calcext:value-type="float">
            <text:p>381974</text:p>
          </table:table-cell>
          <table:table-cell table:number-columns-repeated="3"/>
          <table:table-cell table:formula="of:=SUM([.D12:.G12])" office:value-type="float" office:value="381974" calcext:value-type="float">
            <text:p>381974</text:p>
          </table:table-cell>
          <table:table-cell table:formula="of:=COUNTIF([.D12:.G12];&quot;&gt;&quot;&amp;0)*[.C12]" office:value-type="float" office:value="100" calcext:value-type="float">
            <text:p>100</text:p>
          </table:table-cell>
          <table:table-cell table:formula="of:=[.H12]/[.I12]-[.$B$38]" office:value-type="float" office:value="3809.74" calcext:value-type="float">
            <text:p>3809.74</text:p>
          </table:table-cell>
          <table:table-cell table:formula="of:=[.J12]*(SQRT(1/[.H12]))" office:value-type="float" office:value="6.16422434681959" calcext:value-type="float">
            <text:p>6.1642243468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2]*[.B12]" office:value-type="float" office:value="59.7" calcext:value-type="float">
            <text:p>59.7</text:p>
          </table:table-cell>
          <table:table-cell table:formula="of:=[.M12]*[.B12]" office:value-type="float" office:value="0.3" calcext:value-type="float">
            <text:p>0.3</text:p>
          </table:table-cell>
          <table:table-cell table:formula="of:=LOG([.J12];EXP(1))" office:value-type="float" office:value="8.24531622432238" calcext:value-type="float">
            <text:p>8.2453162243</text:p>
          </table:table-cell>
          <table:table-cell table:formula="of:=[.K12]/[.J12]" office:value-type="float" office:value="0.0016180170685715" calcext:value-type="float">
            <text:p>0.001618017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9531" calcext:value-type="float">
            <text:p>369531</text:p>
          </table:table-cell>
          <table:table-cell table:number-columns-repeated="3"/>
          <table:table-cell table:formula="of:=SUM([.D13:.G13])" office:value-type="float" office:value="369531" calcext:value-type="float">
            <text:p>369531</text:p>
          </table:table-cell>
          <table:table-cell table:formula="of:=COUNTIF([.D13:.G13];&quot;&gt;&quot;&amp;0)*[.C13]" office:value-type="float" office:value="100" calcext:value-type="float">
            <text:p>100</text:p>
          </table:table-cell>
          <table:table-cell table:formula="of:=[.H13]/[.I13]-[.$B$38]" office:value-type="float" office:value="3685.31" calcext:value-type="float">
            <text:p>3685.31</text:p>
          </table:table-cell>
          <table:table-cell table:formula="of:=[.J13]*(SQRT(1/[.H13]))" office:value-type="float" office:value="6.06245582361562" calcext:value-type="float">
            <text:p>6.0624558236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3]*[.B13]" office:value-type="float" office:value="79.6" calcext:value-type="float">
            <text:p>79.6</text:p>
          </table:table-cell>
          <table:table-cell table:formula="of:=[.M13]*[.B13]" office:value-type="float" office:value="0.4" calcext:value-type="float">
            <text:p>0.4</text:p>
          </table:table-cell>
          <table:table-cell table:formula="of:=LOG([.J13];EXP(1))" office:value-type="float" office:value="8.21210992591554" calcext:value-type="float">
            <text:p>8.2121099259</text:p>
          </table:table-cell>
          <table:table-cell table:formula="of:=[.K13]/[.J13]" office:value-type="float" office:value="0.00164503279876472" calcext:value-type="float">
            <text:p>0.0016450328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4412" calcext:value-type="float">
            <text:p>414412</text:p>
          </table:table-cell>
          <table:table-cell office:value-type="float" office:value="411722" calcext:value-type="float">
            <text:p>411722</text:p>
          </table:table-cell>
          <table:table-cell table:number-columns-repeated="2"/>
          <table:table-cell table:formula="of:=SUM([.D14:.G14])" office:value-type="float" office:value="826134" calcext:value-type="float">
            <text:p>826134</text:p>
          </table:table-cell>
          <table:table-cell table:formula="of:=COUNTIF([.D14:.G14];&quot;&gt;&quot;&amp;0)*[.C14]" office:value-type="float" office:value="200" calcext:value-type="float">
            <text:p>200</text:p>
          </table:table-cell>
          <table:table-cell table:formula="of:=[.H14]/[.I14]-[.$B$38]" office:value-type="float" office:value="4120.67" calcext:value-type="float">
            <text:p>4120.67</text:p>
          </table:table-cell>
          <table:table-cell table:formula="of:=[.J14]*(SQRT(1/[.H14]))" office:value-type="float" office:value="4.53359361276883" calcext:value-type="float">
            <text:p>4.5335936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]*[.B14]" office:value-type="float" office:value="0" calcext:value-type="float">
            <text:p>0</text:p>
          </table:table-cell>
          <table:table-cell table:formula="of:=[.M14]*[.B14]" office:value-type="float" office:value="0" calcext:value-type="float">
            <text:p>0</text:p>
          </table:table-cell>
          <table:table-cell table:formula="of:=LOG([.J14];EXP(1))" office:value-type="float" office:value="8.32377105048138" calcext:value-type="float">
            <text:p>8.3237710505</text:p>
          </table:table-cell>
          <table:table-cell table:formula="of:=[.K14]/[.J14]" office:value-type="float" office:value="0.00110020788191455" calcext:value-type="float">
            <text:p>0.0011002079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9114" calcext:value-type="float">
            <text:p>189114</text:p>
          </table:table-cell>
          <table:table-cell table:number-columns-repeated="3"/>
          <table:table-cell table:formula="of:=SUM([.D15:.G15])" office:value-type="float" office:value="189114" calcext:value-type="float">
            <text:p>189114</text:p>
          </table:table-cell>
          <table:table-cell table:formula="of:=COUNTIF([.D15:.G15];&quot;&gt;&quot;&amp;0)*[.C15]" office:value-type="float" office:value="100" calcext:value-type="float">
            <text:p>100</text:p>
          </table:table-cell>
          <table:table-cell table:formula="of:=[.H15]/[.I15]-[.$B$38]" office:value-type="float" office:value="1881.14" calcext:value-type="float">
            <text:p>1881.14</text:p>
          </table:table-cell>
          <table:table-cell table:formula="of:=[.J15]*(SQRT(1/[.H15]))" office:value-type="float" office:value="4.32572869948885" calcext:value-type="float">
            <text:p>4.325728699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5]*[.B15]" office:value-type="float" office:value="4.6" calcext:value-type="float">
            <text:p>4.6</text:p>
          </table:table-cell>
          <table:table-cell table:formula="of:=[.M15]*[.B15]" office:value-type="float" office:value="0.1" calcext:value-type="float">
            <text:p>0.1</text:p>
          </table:table-cell>
          <table:table-cell table:formula="of:=LOG([.J15];EXP(1))" office:value-type="float" office:value="7.53963325502685" calcext:value-type="float">
            <text:p>7.539633255</text:p>
          </table:table-cell>
          <table:table-cell table:formula="of:=[.K15]/[.J15]" office:value-type="float" office:value="0.00229952512810787" calcext:value-type="float">
            <text:p>0.002299525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844" calcext:value-type="float">
            <text:p>91844</text:p>
          </table:table-cell>
          <table:table-cell office:value-type="float" office:value="93384" calcext:value-type="float">
            <text:p>93384</text:p>
          </table:table-cell>
          <table:table-cell table:number-columns-repeated="2"/>
          <table:table-cell table:formula="of:=SUM([.D16:.G16])" office:value-type="float" office:value="185228" calcext:value-type="float">
            <text:p>185228</text:p>
          </table:table-cell>
          <table:table-cell table:formula="of:=COUNTIF([.D16:.G16];&quot;&gt;&quot;&amp;0)*[.C16]" office:value-type="float" office:value="200" calcext:value-type="float">
            <text:p>200</text:p>
          </table:table-cell>
          <table:table-cell table:formula="of:=[.H16]/[.I16]-[.$B$38]" office:value-type="float" office:value="916.14" calcext:value-type="float">
            <text:p>916.14</text:p>
          </table:table-cell>
          <table:table-cell table:formula="of:=[.J16]*(SQRT(1/[.H16]))" office:value-type="float" office:value="2.12867091754006" calcext:value-type="float">
            <text:p>2.128670917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6]*[.B16]" office:value-type="float" office:value="9.2" calcext:value-type="float">
            <text:p>9.2</text:p>
          </table:table-cell>
          <table:table-cell table:formula="of:=[.M16]*[.B16]" office:value-type="float" office:value="0.2" calcext:value-type="float">
            <text:p>0.2</text:p>
          </table:table-cell>
          <table:table-cell table:formula="of:=LOG([.J16];EXP(1))" office:value-type="float" office:value="6.82016919142348" calcext:value-type="float">
            <text:p>6.8201691914</text:p>
          </table:table-cell>
          <table:table-cell table:formula="of:=[.K16]/[.J16]" office:value-type="float" office:value="0.00232352142417105" calcext:value-type="float">
            <text:p>0.0023235214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7718" calcext:value-type="float">
            <text:p>47718</text:p>
          </table:table-cell>
          <table:table-cell office:value-type="float" office:value="48515" calcext:value-type="float">
            <text:p>48515</text:p>
          </table:table-cell>
          <table:table-cell office:value-type="float" office:value="49315" calcext:value-type="float">
            <text:p>49315</text:p>
          </table:table-cell>
          <table:table-cell/>
          <table:table-cell table:formula="of:=SUM([.D17:.G17])" office:value-type="float" office:value="145548" calcext:value-type="float">
            <text:p>145548</text:p>
          </table:table-cell>
          <table:table-cell table:formula="of:=COUNTIF([.D17:.G17];&quot;&gt;&quot;&amp;0)*[.C17]" office:value-type="float" office:value="300" calcext:value-type="float">
            <text:p>300</text:p>
          </table:table-cell>
          <table:table-cell table:formula="of:=[.H17]/[.I17]-[.$B$38]" office:value-type="float" office:value="475.16" calcext:value-type="float">
            <text:p>475.16</text:p>
          </table:table-cell>
          <table:table-cell table:formula="of:=[.J17]*(SQRT(1/[.H17]))" office:value-type="float" office:value="1.24547998454339" calcext:value-type="float">
            <text:p>1.245479984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7]*[.B17]" office:value-type="float" office:value="13.8" calcext:value-type="float">
            <text:p>13.8</text:p>
          </table:table-cell>
          <table:table-cell table:formula="of:=[.M17]*[.B17]" office:value-type="float" office:value="0.3" calcext:value-type="float">
            <text:p>0.3</text:p>
          </table:table-cell>
          <table:table-cell table:formula="of:=LOG([.J17];EXP(1))" office:value-type="float" office:value="6.16365158942134" calcext:value-type="float">
            <text:p>6.1636515894</text:p>
          </table:table-cell>
          <table:table-cell table:formula="of:=[.K17]/[.J17]" office:value-type="float" office:value="0.00262118020149716" calcext:value-type="float">
            <text:p>0.002621180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9890" calcext:value-type="float">
            <text:p>439890</text:p>
          </table:table-cell>
          <table:table-cell table:number-columns-repeated="3"/>
          <table:table-cell table:formula="of:=SUM([.D18:.G18])" office:value-type="float" office:value="439890" calcext:value-type="float">
            <text:p>439890</text:p>
          </table:table-cell>
          <table:table-cell table:formula="of:=COUNTIF([.D18:.G18];&quot;&gt;&quot;&amp;0)*[.C18]" office:value-type="float" office:value="100" calcext:value-type="float">
            <text:p>100</text:p>
          </table:table-cell>
          <table:table-cell table:formula="of:=[.H18]/[.I18]-[.$B$38]" office:value-type="float" office:value="4388.9" calcext:value-type="float">
            <text:p>4388.9</text:p>
          </table:table-cell>
          <table:table-cell table:formula="of:=[.J18]*(SQRT(1/[.H18]))" office:value-type="float" office:value="6.61734292065627" calcext:value-type="float">
            <text:p>6.617342920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L18]*[.B18]" office:value-type="float" office:value="0" calcext:value-type="float">
            <text:p>0</text:p>
          </table:table-cell>
          <table:table-cell table:formula="of:=[.M18]*[.B18]" office:value-type="float" office:value="0" calcext:value-type="float">
            <text:p>0</text:p>
          </table:table-cell>
          <table:table-cell table:formula="of:=LOG([.J18];EXP(1))" office:value-type="float" office:value="8.38683390519536" calcext:value-type="float">
            <text:p>8.3868339052</text:p>
          </table:table-cell>
          <table:table-cell table:formula="of:=[.K18]/[.J18]" office:value-type="float" office:value="0.0015077452028199" calcext:value-type="float">
            <text:p>0.001507745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10175" calcext:value-type="float">
            <text:p>10175</text:p>
          </table:table-cell>
          <table:table-cell table:number-columns-repeated="3"/>
          <table:table-cell table:formula="of:=SUM([.D19:.G19])" office:value-type="float" office:value="10175" calcext:value-type="float">
            <text:p>10175</text:p>
          </table:table-cell>
          <table:table-cell table:formula="of:=COUNTIF([.D19:.G19];&quot;&gt;&quot;&amp;0)*[.C19]" office:value-type="float" office:value="1000" calcext:value-type="float">
            <text:p>1000</text:p>
          </table:table-cell>
          <table:table-cell table:formula="of:=[.H19]/[.I19]" office:value-type="float" office:value="10.175" calcext:value-type="float">
            <text:p>10.175</text:p>
          </table:table-cell>
          <table:table-cell table:formula="of:=[.J19]*(SQRT(1/[.H19]))" office:value-type="float" office:value="0.10087120500916" calcext:value-type="float">
            <text:p>0.1008712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9]*[.B19]" office:value-type="string" office:string-value="" calcext:value-type="error">
            <text:p>#VALUE!</text:p>
          </table:table-cell>
          <table:table-cell table:formula="of:=[.M19]*[.B19]" office:value-type="string" office:string-value="" calcext:value-type="error">
            <text:p>#VALUE!</text:p>
          </table:table-cell>
          <table:table-cell table:formula="of:=LOG([.J19];EXP(1))" office:value-type="float" office:value="2.31993373132866" calcext:value-type="float">
            <text:p>2.3199337313</text:p>
          </table:table-cell>
          <table:table-cell table:formula="of:=[.K19]/[.J19]" office:value-type="float" office:value="0.0099136319419322" calcext:value-type="float">
            <text:p>0.0099136319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SUM([.D20:.G20])" office:value-type="float" office:value="84" calcext:value-type="float">
            <text:p>84</text:p>
          </table:table-cell>
          <table:table-cell table:formula="of:=COUNTIF([.D20:.G20];&quot;&gt;&quot;&amp;0)*[.C20]" office:value-type="float" office:value="10" calcext:value-type="float">
            <text:p>10</text:p>
          </table:table-cell>
          <table:table-cell table:formula="of:=[.H20]/[.I20]" office:value-type="float" office:value="8.4" calcext:value-type="float">
            <text:p>8.4</text:p>
          </table:table-cell>
          <table:table-cell table:formula="of:=[.J20]*(SQRT(1/[.H20]))" office:value-type="float" office:value="0.916515138991168" calcext:value-type="float">
            <text:p>0.916515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0]*[.B20]" office:value-type="string" office:string-value="" calcext:value-type="error">
            <text:p>#VALUE!</text:p>
          </table:table-cell>
          <table:table-cell table:formula="of:=[.M20]*[.B20]" office:value-type="string" office:string-value="" calcext:value-type="error">
            <text:p>#VALUE!</text:p>
          </table:table-cell>
          <table:table-cell table:formula="of:=LOG([.J20];EXP(1))" office:value-type="float" office:value="2.12823170584927" calcext:value-type="float">
            <text:p>2.1282317058</text:p>
          </table:table-cell>
          <table:table-cell table:formula="of:=[.K20]/[.J20]" office:value-type="float" office:value="0.109108945117996" calcext:value-type="float">
            <text:p>0.1091089451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SUM([.D21:.G21])" office:value-type="float" office:value="86" calcext:value-type="float">
            <text:p>86</text:p>
          </table:table-cell>
          <table:table-cell table:formula="of:=COUNTIF([.D21:.G21];&quot;&gt;&quot;&amp;0)*[.C21]" office:value-type="float" office:value="10" calcext:value-type="float">
            <text:p>10</text:p>
          </table:table-cell>
          <table:table-cell table:formula="of:=[.H21]/[.I21]" office:value-type="float" office:value="8.6" calcext:value-type="float">
            <text:p>8.6</text:p>
          </table:table-cell>
          <table:table-cell table:formula="of:=[.J21]*(SQRT(1/[.H21]))" office:value-type="float" office:value="0.92736184954957" calcext:value-type="float">
            <text:p>0.92736184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1]*[.B21]" office:value-type="string" office:string-value="" calcext:value-type="error">
            <text:p>#VALUE!</text:p>
          </table:table-cell>
          <table:table-cell table:formula="of:=[.M21]*[.B21]" office:value-type="string" office:string-value="" calcext:value-type="error">
            <text:p>#VALUE!</text:p>
          </table:table-cell>
          <table:table-cell table:formula="of:=LOG([.J21];EXP(1))" office:value-type="float" office:value="2.15176220325946" calcext:value-type="float">
            <text:p>2.1517622033</text:p>
          </table:table-cell>
          <table:table-cell table:formula="of:=[.K21]/[.J21]" office:value-type="float" office:value="0.107832773203438" calcext:value-type="float">
            <text:p>0.107832773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formula="of:=SUM([.D22:.G22])" office:value-type="float" office:value="123" calcext:value-type="float">
            <text:p>123</text:p>
          </table:table-cell>
          <table:table-cell table:formula="of:=COUNTIF([.D22:.G22];&quot;&gt;&quot;&amp;0)*[.C22]" office:value-type="float" office:value="10" calcext:value-type="float">
            <text:p>10</text:p>
          </table:table-cell>
          <table:table-cell table:formula="of:=[.H22]/[.I22]" office:value-type="float" office:value="12.3" calcext:value-type="float">
            <text:p>12.3</text:p>
          </table:table-cell>
          <table:table-cell table:formula="of:=[.J22]*(SQRT(1/[.H22]))" office:value-type="float" office:value="1.10905365064094" calcext:value-type="float">
            <text:p>1.10905365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2]*[.B22]" office:value-type="string" office:string-value="" calcext:value-type="error">
            <text:p>#VALUE!</text:p>
          </table:table-cell>
          <table:table-cell table:formula="of:=[.M22]*[.B22]" office:value-type="string" office:string-value="" calcext:value-type="error">
            <text:p>#VALUE!</text:p>
          </table:table-cell>
          <table:table-cell table:formula="of:=LOG([.J22];EXP(1))" office:value-type="float" office:value="2.50959926237837" calcext:value-type="float">
            <text:p>2.5095992624</text:p>
          </table:table-cell>
          <table:table-cell table:formula="of:=[.K22]/[.J22]" office:value-type="float" office:value="0.0901669634667432" calcext:value-type="float">
            <text:p>0.0901669635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formula="of:=SUM([.D23:.G23])" office:value-type="float" office:value="111" calcext:value-type="float">
            <text:p>111</text:p>
          </table:table-cell>
          <table:table-cell table:formula="of:=COUNTIF([.D23:.G23];&quot;&gt;&quot;&amp;0)*[.C23]" office:value-type="float" office:value="10" calcext:value-type="float">
            <text:p>10</text:p>
          </table:table-cell>
          <table:table-cell table:formula="of:=[.H23]/[.I23]" office:value-type="float" office:value="11.1" calcext:value-type="float">
            <text:p>11.1</text:p>
          </table:table-cell>
          <table:table-cell table:formula="of:=[.J23]*(SQRT(1/[.H23]))" office:value-type="float" office:value="1.05356537528527" calcext:value-type="float">
            <text:p>1.05356537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3]*[.B23]" office:value-type="string" office:string-value="" calcext:value-type="error">
            <text:p>#VALUE!</text:p>
          </table:table-cell>
          <table:table-cell table:formula="of:=[.M23]*[.B23]" office:value-type="string" office:string-value="" calcext:value-type="error">
            <text:p>#VALUE!</text:p>
          </table:table-cell>
          <table:table-cell table:formula="of:=LOG([.J23];EXP(1))" office:value-type="float" office:value="2.40694510831829" calcext:value-type="float">
            <text:p>2.4069451083</text:p>
          </table:table-cell>
          <table:table-cell table:formula="of:=[.K23]/[.J23]" office:value-type="float" office:value="0.0949157995752499" calcext:value-type="float">
            <text:p>0.0949157996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SUM([.D24:.G24])" office:value-type="float" office:value="110" calcext:value-type="float">
            <text:p>110</text:p>
          </table:table-cell>
          <table:table-cell table:formula="of:=COUNTIF([.D24:.G24];&quot;&gt;&quot;&amp;0)*[.C24]" office:value-type="float" office:value="10" calcext:value-type="float">
            <text:p>10</text:p>
          </table:table-cell>
          <table:table-cell table:formula="of:=[.H24]/[.I24]" office:value-type="float" office:value="11" calcext:value-type="float">
            <text:p>11</text:p>
          </table:table-cell>
          <table:table-cell table:formula="of:=[.J24]*(SQRT(1/[.H24]))" office:value-type="float" office:value="1.04880884817015" calcext:value-type="float">
            <text:p>1.04880884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4]*[.B24]" office:value-type="string" office:string-value="" calcext:value-type="error">
            <text:p>#VALUE!</text:p>
          </table:table-cell>
          <table:table-cell table:formula="of:=[.M24]*[.B24]" office:value-type="string" office:string-value="" calcext:value-type="error">
            <text:p>#VALUE!</text:p>
          </table:table-cell>
          <table:table-cell table:formula="of:=LOG([.J24];EXP(1))" office:value-type="float" office:value="2.39789527279837" calcext:value-type="float">
            <text:p>2.3978952728</text:p>
          </table:table-cell>
          <table:table-cell table:formula="of:=[.K24]/[.J24]" office:value-type="float" office:value="0.0953462589245592" calcext:value-type="float">
            <text:p>0.0953462589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SUM([.D25:.G25])" office:value-type="float" office:value="64" calcext:value-type="float">
            <text:p>64</text:p>
          </table:table-cell>
          <table:table-cell table:formula="of:=COUNTIF([.D25:.G25];&quot;&gt;&quot;&amp;0)*[.C25]" office:value-type="float" office:value="10" calcext:value-type="float">
            <text:p>10</text:p>
          </table:table-cell>
          <table:table-cell table:formula="of:=[.H25]/[.I25]" office:value-type="float" office:value="6.4" calcext:value-type="float">
            <text:p>6.4</text:p>
          </table:table-cell>
          <table:table-cell table:formula="of:=[.J25]*(SQRT(1/[.H25]))"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5]*[.B25]" office:value-type="string" office:string-value="" calcext:value-type="error">
            <text:p>#VALUE!</text:p>
          </table:table-cell>
          <table:table-cell table:formula="of:=[.M25]*[.B25]" office:value-type="string" office:string-value="" calcext:value-type="error">
            <text:p>#VALUE!</text:p>
          </table:table-cell>
          <table:table-cell table:formula="of:=LOG([.J25];EXP(1))" office:value-type="float" office:value="1.85629799036563" calcext:value-type="float">
            <text:p>1.8562979904</text:p>
          </table:table-cell>
          <table:table-cell table:formula="of:=[.K25]/[.J2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formula="of:=SUM([.D26:.G26])" office:value-type="float" office:value="114" calcext:value-type="float">
            <text:p>114</text:p>
          </table:table-cell>
          <table:table-cell table:formula="of:=COUNTIF([.D26:.G26];&quot;&gt;&quot;&amp;0)*[.C26]" office:value-type="float" office:value="10" calcext:value-type="float">
            <text:p>10</text:p>
          </table:table-cell>
          <table:table-cell table:formula="of:=[.H26]/[.I26]" office:value-type="float" office:value="11.4" calcext:value-type="float">
            <text:p>11.4</text:p>
          </table:table-cell>
          <table:table-cell table:formula="of:=[.J26]*(SQRT(1/[.H26]))" office:value-type="float" office:value="1.06770782520313" calcext:value-type="float">
            <text:p>1.0677078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6]*[.B26]" office:value-type="string" office:string-value="" calcext:value-type="error">
            <text:p>#VALUE!</text:p>
          </table:table-cell>
          <table:table-cell table:formula="of:=[.M26]*[.B26]" office:value-type="string" office:string-value="" calcext:value-type="error">
            <text:p>#VALUE!</text:p>
          </table:table-cell>
          <table:table-cell table:formula="of:=LOG([.J26];EXP(1))" office:value-type="float" office:value="2.43361335540045" calcext:value-type="float">
            <text:p>2.4336133554</text:p>
          </table:table-cell>
          <table:table-cell table:formula="of:=[.K26]/[.J26]" office:value-type="float" office:value="0.0936585811581694" calcext:value-type="float">
            <text:p>0.093658581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formula="of:=SUM([.D27:.G27])" office:value-type="float" office:value="102" calcext:value-type="float">
            <text:p>102</text:p>
          </table:table-cell>
          <table:table-cell table:formula="of:=COUNTIF([.D27:.G27];&quot;&gt;&quot;&amp;0)*[.C27]" office:value-type="float" office:value="10" calcext:value-type="float">
            <text:p>10</text:p>
          </table:table-cell>
          <table:table-cell table:formula="of:=[.H27]/[.I27]" office:value-type="float" office:value="10.2" calcext:value-type="float">
            <text:p>10.2</text:p>
          </table:table-cell>
          <table:table-cell table:formula="of:=[.J27]*(SQRT(1/[.H27]))" office:value-type="float" office:value="1.00995049383621" calcext:value-type="float">
            <text:p>1.00995049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7]*[.B27]" office:value-type="string" office:string-value="" calcext:value-type="error">
            <text:p>#VALUE!</text:p>
          </table:table-cell>
          <table:table-cell table:formula="of:=[.M27]*[.B27]" office:value-type="string" office:string-value="" calcext:value-type="error">
            <text:p>#VALUE!</text:p>
          </table:table-cell>
          <table:table-cell table:formula="of:=LOG([.J27];EXP(1))" office:value-type="float" office:value="2.32238772029023" calcext:value-type="float">
            <text:p>2.3223877203</text:p>
          </table:table-cell>
          <table:table-cell table:formula="of:=[.K27]/[.J27]" office:value-type="float" office:value="0.0990147542976674" calcext:value-type="float">
            <text:p>0.0990147543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SUM([.D28:.G28])" office:value-type="float" office:value="104" calcext:value-type="float">
            <text:p>104</text:p>
          </table:table-cell>
          <table:table-cell table:formula="of:=COUNTIF([.D28:.G28];&quot;&gt;&quot;&amp;0)*[.C28]" office:value-type="float" office:value="10" calcext:value-type="float">
            <text:p>10</text:p>
          </table:table-cell>
          <table:table-cell table:formula="of:=[.H28]/[.I28]" office:value-type="float" office:value="10.4" calcext:value-type="float">
            <text:p>10.4</text:p>
          </table:table-cell>
          <table:table-cell table:formula="of:=[.J28]*(SQRT(1/[.H28]))" office:value-type="float" office:value="1.01980390271856" calcext:value-type="float">
            <text:p>1.0198039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8]*[.B28]" office:value-type="string" office:string-value="" calcext:value-type="error">
            <text:p>#VALUE!</text:p>
          </table:table-cell>
          <table:table-cell table:formula="of:=[.M28]*[.B28]" office:value-type="string" office:string-value="" calcext:value-type="error">
            <text:p>#VALUE!</text:p>
          </table:table-cell>
          <table:table-cell table:formula="of:=LOG([.J28];EXP(1))" office:value-type="float" office:value="2.34180580614733" calcext:value-type="float">
            <text:p>2.3418058061</text:p>
          </table:table-cell>
          <table:table-cell table:formula="of:=[.K28]/[.J28]" office:value-type="float" office:value="0.098058067569092" calcext:value-type="float">
            <text:p>0.0980580676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SUM([.D29:.G29])" office:value-type="float" office:value="91" calcext:value-type="float">
            <text:p>91</text:p>
          </table:table-cell>
          <table:table-cell table:formula="of:=COUNTIF([.D29:.G29];&quot;&gt;&quot;&amp;0)*[.C29]" office:value-type="float" office:value="10" calcext:value-type="float">
            <text:p>10</text:p>
          </table:table-cell>
          <table:table-cell table:formula="of:=[.H29]/[.I29]" office:value-type="float" office:value="9.1" calcext:value-type="float">
            <text:p>9.1</text:p>
          </table:table-cell>
          <table:table-cell table:formula="of:=[.J29]*(SQRT(1/[.H29]))" office:value-type="float" office:value="0.953939201416946" calcext:value-type="float">
            <text:p>0.9539392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9]*[.B29]" office:value-type="string" office:string-value="" calcext:value-type="error">
            <text:p>#VALUE!</text:p>
          </table:table-cell>
          <table:table-cell table:formula="of:=[.M29]*[.B29]" office:value-type="string" office:string-value="" calcext:value-type="error">
            <text:p>#VALUE!</text:p>
          </table:table-cell>
          <table:table-cell table:formula="of:=LOG([.J29];EXP(1))" office:value-type="float" office:value="2.2082744135228" calcext:value-type="float">
            <text:p>2.2082744135</text:p>
          </table:table-cell>
          <table:table-cell table:formula="of:=[.K29]/[.J29]" office:value-type="float" office:value="0.104828483672192" calcext:value-type="float">
            <text:p>0.1048284837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Sum(N)</text:p>
          </table:table-cell>
          <table:table-cell table:style-name="Default" office:value-type="string" calcext:value-type="string">
            <text:p>Sum(delta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maV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sl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V'</text:p>
          </table:table-cell>
          <table:table-cell office:value-type="string" calcext:value-type="string">
            <text:p>sV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5"/>
          <table:table-cell table:style-name="Default" office:value-type="string" calcext:value-type="string">
            <text:p>sec</text:p>
          </table:table-cell>
          <table:table-cell table:number-columns-repeated="2" office:value-type="string" calcext:value-type="string">
            <text:p>1/sec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logV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N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SN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T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v0</text:p>
          </table:table-cell>
          <table:table-cell table:formula="of:=[.B35]/[.B37]"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8"/>
        </table:table-row>
      </table:table>
      <table:table table:name="Al" table:style-name="ta1">
        <table:table-column table:style-name="co2" table:number-columns-repeated="4" table:default-cell-style-name="Default"/>
        <table:table-row table:style-name="ro1">
          <table:table-cell table:formula="of:=[calc.N2]" office:value-type="float" office:value="19.9" calcext:value-type="float">
            <text:p>19.9</text:p>
          </table:table-cell>
          <table:table-cell table:formula="of:=[calc.P2]" office:value-type="float" office:value="7.66161884185428" calcext:value-type="float">
            <text:p>7.6616188419</text:p>
          </table:table-cell>
          <table:table-cell table:formula="of:=[calc.O2]" office:value-type="float" office:value="0.1" calcext:value-type="float">
            <text:p>0.1</text:p>
          </table:table-cell>
          <table:table-cell table:formula="of:=[calc.Q2]" office:value-type="float" office:value="0.00153026353782324" calcext:value-type="float">
            <text:p>0.0015302635</text:p>
          </table:table-cell>
        </table:table-row>
        <table:table-row table:style-name="ro1">
          <table:table-cell table:formula="of:=[calc.N3]" office:value-type="float" office:value="39.8" calcext:value-type="float">
            <text:p>39.8</text:p>
          </table:table-cell>
          <table:table-cell table:formula="of:=[calc.P3]" office:value-type="float" office:value="7.09485705894908" calcext:value-type="float">
            <text:p>7.0948570589</text:p>
          </table:table-cell>
          <table:table-cell table:formula="of:=[calc.O3]" office:value-type="float" office:value="0.2" calcext:value-type="float">
            <text:p>0.2</text:p>
          </table:table-cell>
          <table:table-cell table:formula="of:=[calc.Q3]" office:value-type="float" office:value="0.00202797624280307" calcext:value-type="float">
            <text:p>0.0020279762</text:p>
          </table:table-cell>
        </table:table-row>
        <table:table-row table:style-name="ro1">
          <table:table-cell table:formula="of:=[calc.N4]" office:value-type="float" office:value="59.7" calcext:value-type="float">
            <text:p>59.7</text:p>
          </table:table-cell>
          <table:table-cell table:formula="of:=[calc.P4]" office:value-type="float" office:value="6.56127816001985" calcext:value-type="float">
            <text:p>6.56127816</text:p>
          </table:table-cell>
          <table:table-cell table:formula="of:=[calc.O4]" office:value-type="float" office:value="0.3" calcext:value-type="float">
            <text:p>0.3</text:p>
          </table:table-cell>
          <table:table-cell table:formula="of:=[calc.Q4]" office:value-type="float" office:value="0.00264041645820327" calcext:value-type="float">
            <text:p>0.0026404165</text:p>
          </table:table-cell>
        </table:table-row>
        <table:table-row table:style-name="ro1">
          <table:table-cell table:formula="of:=[calc.N5]" office:value-type="float" office:value="79.6" calcext:value-type="float">
            <text:p>79.6</text:p>
          </table:table-cell>
          <table:table-cell table:formula="of:=[calc.P5]" office:value-type="float" office:value="6.05804005467929" calcext:value-type="float">
            <text:p>6.0580400547</text:p>
          </table:table-cell>
          <table:table-cell table:formula="of:=[calc.O5]" office:value-type="float" office:value="0.4" calcext:value-type="float">
            <text:p>0.4</text:p>
          </table:table-cell>
          <table:table-cell table:formula="of:=[calc.Q5]" office:value-type="float" office:value="0.00276014657650763" calcext:value-type="float">
            <text:p>0.0027601466</text:p>
          </table:table-cell>
        </table:table-row>
      </table:table>
      <table:table table:name="Fe" table:style-name="ta1">
        <table:table-column table:style-name="co2" table:number-columns-repeated="4" table:default-cell-style-name="Default"/>
        <table:table-row table:style-name="ro1">
          <table:table-cell table:formula="of:=[calc.N7]" office:value-type="float" office:value="10.1" calcext:value-type="float">
            <text:p>10.1</text:p>
          </table:table-cell>
          <table:table-cell table:formula="of:=[calc.P7]" office:value-type="float" office:value="7.57451228190314" calcext:value-type="float">
            <text:p>7.5745122819</text:p>
          </table:table-cell>
          <table:table-cell table:formula="of:=[calc.O7]" office:value-type="float" office:value="0.1" calcext:value-type="float">
            <text:p>0.1</text:p>
          </table:table-cell>
          <table:table-cell table:formula="of:=[calc.Q7]" office:value-type="float" office:value="0.00225997501430635" calcext:value-type="float">
            <text:p>0.002259975</text:p>
          </table:table-cell>
        </table:table-row>
        <table:table-row table:style-name="ro1">
          <table:table-cell table:formula="of:=[calc.N8]" office:value-type="float" office:value="20.2" calcext:value-type="float">
            <text:p>20.2</text:p>
          </table:table-cell>
          <table:table-cell table:formula="of:=[calc.P8]" office:value-type="float" office:value="6.76871732446451" calcext:value-type="float">
            <text:p>6.7687173245</text:p>
          </table:table-cell>
          <table:table-cell table:formula="of:=[calc.O8]" office:value-type="float" office:value="0.2" calcext:value-type="float">
            <text:p>0.2</text:p>
          </table:table-cell>
          <table:table-cell table:formula="of:=[calc.Q8]" office:value-type="float" office:value="0.0023833924186948" calcext:value-type="float">
            <text:p>0.0023833924</text:p>
          </table:table-cell>
        </table:table-row>
        <table:table-row table:style-name="ro1">
          <table:table-cell table:formula="of:=[calc.N9]" office:value-type="float" office:value="30.3" calcext:value-type="float">
            <text:p>30.3</text:p>
          </table:table-cell>
          <table:table-cell table:formula="of:=[calc.P9]" office:value-type="float" office:value="6.02947459180043" calcext:value-type="float">
            <text:p>6.0294745918</text:p>
          </table:table-cell>
          <table:table-cell table:formula="of:=[calc.O9]" office:value-type="float" office:value="0.3" calcext:value-type="float">
            <text:p>0.3</text:p>
          </table:table-cell>
          <table:table-cell table:formula="of:=[calc.Q9]" office:value-type="float" office:value="0.00279892519517693" calcext:value-type="float">
            <text:p>0.0027989252</text:p>
          </table:table-cell>
        </table:table-row>
      </table:table>
      <table:table table:name="C" table:style-name="ta1">
        <table:table-column table:style-name="co2" table:number-columns-repeated="4" table:default-cell-style-name="Default"/>
        <table:table-row table:style-name="ro1">
          <table:table-cell table:formula="of:=[calc.N10]" office:value-type="float" office:value="19.9" calcext:value-type="float">
            <text:p>19.9</text:p>
          </table:table-cell>
          <table:table-cell table:formula="of:=[calc.P10]" office:value-type="float" office:value="8.35819745992578" calcext:value-type="float">
            <text:p>8.3581974599</text:p>
          </table:table-cell>
          <table:table-cell table:formula="of:=[calc.O10]" office:value-type="float" office:value="0.1" calcext:value-type="float">
            <text:p>0.1</text:p>
          </table:table-cell>
          <table:table-cell table:formula="of:=[calc.Q10]" office:value-type="float" office:value="0.00152943822580374" calcext:value-type="float">
            <text:p>0.0015294382</text:p>
          </table:table-cell>
        </table:table-row>
        <table:table-row table:style-name="ro1">
          <table:table-cell table:formula="of:=[calc.N11]" office:value-type="float" office:value="39.8" calcext:value-type="float">
            <text:p>39.8</text:p>
          </table:table-cell>
          <table:table-cell table:formula="of:=[calc.P11]" office:value-type="float" office:value="8.29322429960224" calcext:value-type="float">
            <text:p>8.2932242996</text:p>
          </table:table-cell>
          <table:table-cell table:formula="of:=[calc.O11]" office:value-type="float" office:value="0.2" calcext:value-type="float">
            <text:p>0.2</text:p>
          </table:table-cell>
          <table:table-cell table:formula="of:=[calc.Q11]" office:value-type="float" office:value="0.00157981628752637" calcext:value-type="float">
            <text:p>0.0015798163</text:p>
          </table:table-cell>
        </table:table-row>
        <table:table-row table:style-name="ro1">
          <table:table-cell table:formula="of:=[calc.N12]" office:value-type="float" office:value="59.7" calcext:value-type="float">
            <text:p>59.7</text:p>
          </table:table-cell>
          <table:table-cell table:formula="of:=[calc.P12]" office:value-type="float" office:value="8.24531622432238" calcext:value-type="float">
            <text:p>8.2453162243</text:p>
          </table:table-cell>
          <table:table-cell table:formula="of:=[calc.O12]" office:value-type="float" office:value="0.3" calcext:value-type="float">
            <text:p>0.3</text:p>
          </table:table-cell>
          <table:table-cell table:formula="of:=[calc.Q12]" office:value-type="float" office:value="0.0016180170685715" calcext:value-type="float">
            <text:p>0.0016180171</text:p>
          </table:table-cell>
        </table:table-row>
        <table:table-row table:style-name="ro1">
          <table:table-cell table:formula="of:=[calc.N13]" office:value-type="float" office:value="79.6" calcext:value-type="float">
            <text:p>79.6</text:p>
          </table:table-cell>
          <table:table-cell table:formula="of:=[calc.P13]" office:value-type="float" office:value="8.21210992591554" calcext:value-type="float">
            <text:p>8.2121099259</text:p>
          </table:table-cell>
          <table:table-cell table:formula="of:=[calc.O13]" office:value-type="float" office:value="0.4" calcext:value-type="float">
            <text:p>0.4</text:p>
          </table:table-cell>
          <table:table-cell table:formula="of:=[calc.Q13]" office:value-type="float" office:value="0.00164503279876472" calcext:value-type="float">
            <text:p>0.0016450328</text:p>
          </table:table-cell>
        </table:table-row>
      </table:table>
      <table:table table:name="Pb" table:style-name="ta1">
        <table:table-column table:style-name="co2" table:number-columns-repeated="4" table:default-cell-style-name="Default"/>
        <table:table-row table:style-name="ro1">
          <table:table-cell table:formula="of:=[calc.N15]" office:value-type="float" office:value="4.6" calcext:value-type="float">
            <text:p>4.6</text:p>
          </table:table-cell>
          <table:table-cell table:formula="of:=[calc.P15]" office:value-type="float" office:value="7.53963325502685" calcext:value-type="float">
            <text:p>7.539633255</text:p>
          </table:table-cell>
          <table:table-cell table:formula="of:=[calc.O15]" office:value-type="float" office:value="0.1" calcext:value-type="float">
            <text:p>0.1</text:p>
          </table:table-cell>
          <table:table-cell table:formula="of:=[calc.Q15]" office:value-type="float" office:value="0.00229952512810787" calcext:value-type="float">
            <text:p>0.0022995251</text:p>
          </table:table-cell>
        </table:table-row>
        <table:table-row table:style-name="ro1">
          <table:table-cell table:formula="of:=[calc.N16]" office:value-type="float" office:value="9.2" calcext:value-type="float">
            <text:p>9.2</text:p>
          </table:table-cell>
          <table:table-cell table:formula="of:=[calc.P16]" office:value-type="float" office:value="6.82016919142348" calcext:value-type="float">
            <text:p>6.8201691914</text:p>
          </table:table-cell>
          <table:table-cell table:formula="of:=[calc.O16]" office:value-type="float" office:value="0.2" calcext:value-type="float">
            <text:p>0.2</text:p>
          </table:table-cell>
          <table:table-cell table:formula="of:=[calc.Q16]" office:value-type="float" office:value="0.00232352142417105" calcext:value-type="float">
            <text:p>0.0023235214</text:p>
          </table:table-cell>
        </table:table-row>
        <table:table-row table:style-name="ro1">
          <table:table-cell table:formula="of:=[calc.N17]" office:value-type="float" office:value="13.8" calcext:value-type="float">
            <text:p>13.8</text:p>
          </table:table-cell>
          <table:table-cell table:formula="of:=[calc.P17]" office:value-type="float" office:value="6.16365158942134" calcext:value-type="float">
            <text:p>6.1636515894</text:p>
          </table:table-cell>
          <table:table-cell table:formula="of:=[calc.O17]" office:value-type="float" office:value="0.3" calcext:value-type="float">
            <text:p>0.3</text:p>
          </table:table-cell>
          <table:table-cell table:formula="of:=[calc.Q17]" office:value-type="float" office:value="0.00262118020149716" calcext:value-type="float">
            <text:p>0.0026211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00:33:37.052746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00:13.892762603</meta:creation-date>
    <dc:date>2014-10-10T00:33:45.685873898</dc:date>
    <meta:editing-duration>PT4H48M8S</meta:editing-duration>
    <meta:editing-cycles>25</meta:editing-cycles>
    <meta:generator>LibreOffice/4.2.6.2$Linux_X86_64 LibreOffice_project/420m0$Build-2</meta:generator>
    <meta:document-statistic meta:table-count="5" meta:cell-count="512" meta:object-count="0"/>
  </office:meta>
</office:document-meta>
</file>